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ageRank" table:style-name="ta1">
        <table:table-column table:style-name="co1" table:number-columns-repeated="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5881.617455">
            <text:p>15881.617455</text:p>
          </table:table-cell>
          <table:table-cell office:value-type="float" office:value="47644.852365">
            <text:p>47644.852365</text:p>
          </table:table-cell>
          <table:table-cell office:value-type="float" office:value="95289.70473">
            <text:p>95289.70473</text:p>
          </table:table-cell>
          <table:table-cell office:value-type="float" office:value="158816.174551">
            <text:p>158816.174551</text:p>
          </table:table-cell>
          <table:table-cell office:value-type="float" office:value="238224.261826">
            <text:p>238224.261826</text:p>
          </table:table-cell>
          <table:table-cell office:value-type="float" office:value="269987.496736">
            <text:p>269987.496736</text:p>
          </table:table-cell>
          <table:table-cell office:value-type="float" office:value="301750.731646">
            <text:p>301750.7316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0.258246">
            <text:p>480.258246</text:p>
          </table:table-cell>
          <table:table-cell office:value-type="float" office:value="4322.324213">
            <text:p>4322.324213</text:p>
          </table:table-cell>
          <table:table-cell office:value-type="float" office:value="17289.296851">
            <text:p>17289.296851</text:p>
          </table:table-cell>
          <table:table-cell office:value-type="float" office:value="48025.824586">
            <text:p>48025.824586</text:p>
          </table:table-cell>
          <table:table-cell office:value-type="float" office:value="108058.105319">
            <text:p>108058.105319</text:p>
          </table:table-cell>
          <table:table-cell office:value-type="float" office:value="138794.633054">
            <text:p>138794.633054</text:p>
          </table:table-cell>
          <table:table-cell office:value-type="float" office:value="173373.226756">
            <text:p>173373.2267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.981325">
            <text:p>13.981325</text:p>
          </table:table-cell>
          <table:table-cell office:value-type="float" office:value="377.495785">
            <text:p>377.495785</text:p>
          </table:table-cell>
          <table:table-cell office:value-type="float" office:value="3019.966282">
            <text:p>3019.966282</text:p>
          </table:table-cell>
          <table:table-cell office:value-type="float" office:value="13981.325379">
            <text:p>13981.325379</text:p>
          </table:table-cell>
          <table:table-cell office:value-type="float" office:value="47186.973152">
            <text:p>47186.973152</text:p>
          </table:table-cell>
          <table:table-cell office:value-type="float" office:value="68690.251584">
            <text:p>68690.251584</text:p>
          </table:table-cell>
          <table:table-cell office:value-type="float" office:value="95897.910771">
            <text:p>95897.91077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22798">
            <text:p>0.422798</text:p>
          </table:table-cell>
          <table:table-cell office:value-type="float" office:value="34.246635">
            <text:p>34.246635</text:p>
          </table:table-cell>
          <table:table-cell office:value-type="float" office:value="547.946162">
            <text:p>547.946162</text:p>
          </table:table-cell>
          <table:table-cell office:value-type="float" office:value="4227.979643">
            <text:p>4227.979643</text:p>
          </table:table-cell>
          <table:table-cell office:value-type="float" office:value="21404.146941">
            <text:p>21404.146941</text:p>
          </table:table-cell>
          <table:table-cell office:value-type="float" office:value="35312.508773">
            <text:p>35312.508773</text:p>
          </table:table-cell>
          <table:table-cell office:value-type="float" office:value="55099.4535">
            <text:p>55099.45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4418">
            <text:p>0.014418</text:p>
          </table:table-cell>
          <table:table-cell office:value-type="float" office:value="3.50349">
            <text:p>3.50349</text:p>
          </table:table-cell>
          <table:table-cell office:value-type="float" office:value="112.111689">
            <text:p>112.111689</text:p>
          </table:table-cell>
          <table:table-cell office:value-type="float" office:value="1441.765544">
            <text:p>1441.765544</text:p>
          </table:table-cell>
          <table:table-cell office:value-type="float" office:value="10948.407103">
            <text:p>10948.407103</text:p>
          </table:table-cell>
          <table:table-cell office:value-type="float" office:value="20471.009006">
            <text:p>20471.009006</text:p>
          </table:table-cell>
          <table:table-cell office:value-type="float" office:value="35699.542227">
            <text:p>35699.5422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00548">
            <text:p>0.000548</text:p>
          </table:table-cell>
          <table:table-cell office:value-type="float" office:value="0.399698">
            <text:p>0.399698</text:p>
          </table:table-cell>
          <table:table-cell office:value-type="float" office:value="25.580692">
            <text:p>25.580692</text:p>
          </table:table-cell>
          <table:table-cell office:value-type="float" office:value="548.28301">
            <text:p>548.28301</text:p>
          </table:table-cell>
          <table:table-cell office:value-type="float" office:value="6245.28616">
            <text:p>6245.28616</text:p>
          </table:table-cell>
          <table:table-cell office:value-type="float" office:value="13234.218984">
            <text:p>13234.218984</text:p>
          </table:table-cell>
          <table:table-cell office:value-type="float" office:value="25794.45724">
            <text:p>25794.45724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0.049146">
            <text:p>0.049146</text:p>
          </table:table-cell>
          <table:table-cell office:value-type="float" office:value="6.290663">
            <text:p>6.290663</text:p>
          </table:table-cell>
          <table:table-cell office:value-type="float" office:value="224.717899">
            <text:p>224.717899</text:p>
          </table:table-cell>
          <table:table-cell office:value-type="float" office:value="3839.515976">
            <text:p>3839.515976</text:p>
          </table:table-cell>
          <table:table-cell office:value-type="float" office:value="9221.044444">
            <text:p>9221.044444</text:p>
          </table:table-cell>
          <table:table-cell office:value-type="float" office:value="20086.89791">
            <text:p>20086.8979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0.006253">
            <text:p>0.006253</text:p>
          </table:table-cell>
          <table:table-cell office:value-type="float" office:value="1.600856">
            <text:p>1.600856</text:p>
          </table:table-cell>
          <table:table-cell office:value-type="float" office:value="95.310828">
            <text:p>95.310828</text:p>
          </table:table-cell>
          <table:table-cell office:value-type="float" office:value="2442.712267">
            <text:p>2442.712267</text:p>
          </table:table-cell>
          <table:table-cell office:value-type="float" office:value="6648.652153">
            <text:p>6648.652153</text:p>
          </table:table-cell>
          <table:table-cell office:value-type="float" office:value="16187.1745">
            <text:p>16187.1745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0.000822">
            <text:p>0.000822</text:p>
          </table:table-cell>
          <table:table-cell office:value-type="float" office:value="0.420889">
            <text:p>0.420889</text:p>
          </table:table-cell>
          <table:table-cell office:value-type="float" office:value="41.764412">
            <text:p>41.764412</text:p>
          </table:table-cell>
          <table:table-cell office:value-type="float" office:value="1605.5643">
            <text:p>1605.5643</text:p>
          </table:table-cell>
          <table:table-cell office:value-type="float" office:value="4952.752934">
            <text:p>4952.752934</text:p>
          </table:table-cell>
          <table:table-cell office:value-type="float" office:value="13476.861963">
            <text:p>13476.8619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114657">
            <text:p>0.114657</text:p>
          </table:table-cell>
          <table:table-cell office:value-type="float" office:value="18.962187">
            <text:p>18.962187</text:p>
          </table:table-cell>
          <table:table-cell office:value-type="float" office:value="1093.455246">
            <text:p>1093.455246</text:p>
          </table:table-cell>
          <table:table-cell office:value-type="float" office:value="3822.765307">
            <text:p>3822.765307</text:p>
          </table:table-cell>
          <table:table-cell office:value-type="float" office:value="11625.842409">
            <text:p>11625.8424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031722">
            <text:p>0.031722</text:p>
          </table:table-cell>
          <table:table-cell office:value-type="float" office:value="8.743639">
            <text:p>8.743639</text:p>
          </table:table-cell>
          <table:table-cell office:value-type="float" office:value="756.303457">
            <text:p>756.303457</text:p>
          </table:table-cell>
          <table:table-cell office:value-type="float" office:value="2996.611011">
            <text:p>2996.611011</text:p>
          </table:table-cell>
          <table:table-cell office:value-type="float" office:value="10185.488114">
            <text:p>10185.4881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008874">
            <text:p>0.008874</text:p>
          </table:table-cell>
          <table:table-cell office:value-type="float" office:value="4.076632">
            <text:p>4.076632</text:p>
          </table:table-cell>
          <table:table-cell office:value-type="float" office:value="528.928032">
            <text:p>528.928032</text:p>
          </table:table-cell>
          <table:table-cell office:value-type="float" office:value="2375.13627">
            <text:p>2375.13627</text:p>
          </table:table-cell>
          <table:table-cell office:value-type="float" office:value="9022.869719">
            <text:p>9022.8697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0.002509">
            <text:p>0.002509</text:p>
          </table:table-cell>
          <table:table-cell office:value-type="float" office:value="1.920674">
            <text:p>1.920674</text:p>
          </table:table-cell>
          <table:table-cell office:value-type="float" office:value="373.800543">
            <text:p>373.800543</text:p>
          </table:table-cell>
          <table:table-cell office:value-type="float" office:value="1902.346127">
            <text:p>1902.346127</text:p>
          </table:table-cell>
          <table:table-cell office:value-type="float" office:value="8077.005394">
            <text:p>8077.0053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0.000716">
            <text:p>0.000716</text:p>
          </table:table-cell>
          <table:table-cell office:value-type="float" office:value="0.913412">
            <text:p>0.913412</text:p>
          </table:table-cell>
          <table:table-cell office:value-type="float" office:value="266.651533">
            <text:p>266.651533</text:p>
          </table:table-cell>
          <table:table-cell office:value-type="float" office:value="1537.982368">
            <text:p>1537.982368</text:p>
          </table:table-cell>
          <table:table-cell office:value-type="float" office:value="7298.218652">
            <text:p>7298.2186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/>
          <table:table-cell office:value-type="float" office:value="0.436228">
            <text:p>0.436228</text:p>
          </table:table-cell>
          <table:table-cell office:value-type="float" office:value="191.021804">
            <text:p>191.021804</text:p>
          </table:table-cell>
          <table:table-cell office:value-type="float" office:value="1248.670573">
            <text:p>1248.670573</text:p>
          </table:table-cell>
          <table:table-cell office:value-type="float" office:value="6622.440585">
            <text:p>6622.4405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/>
          <table:table-cell office:value-type="float" office:value="0.209469">
            <text:p>0.209469</text:p>
          </table:table-cell>
          <table:table-cell office:value-type="float" office:value="137.588049">
            <text:p>137.588049</text:p>
          </table:table-cell>
          <table:table-cell office:value-type="float" office:value="1019.303018">
            <text:p>1019.303018</text:p>
          </table:table-cell>
          <table:table-cell office:value-type="float" office:value="6041.964696">
            <text:p>6041.9646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3"/>
          <table:table-cell office:value-type="float" office:value="0.100887">
            <text:p>0.100887</text:p>
          </table:table-cell>
          <table:table-cell office:value-type="float" office:value="99.400358">
            <text:p>99.400358</text:p>
          </table:table-cell>
          <table:table-cell office:value-type="float" office:value="834.58045">
            <text:p>834.58045</text:p>
          </table:table-cell>
          <table:table-cell office:value-type="float" office:value="5529.014894">
            <text:p>5529.01489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0.048789">
            <text:p>0.048789</text:p>
          </table:table-cell>
          <table:table-cell office:value-type="float" office:value="72.104924">
            <text:p>72.104924</text:p>
          </table:table-cell>
          <table:table-cell office:value-type="float" office:value="686.124373">
            <text:p>686.124373</text:p>
          </table:table-cell>
          <table:table-cell office:value-type="float" office:value="5080.273331">
            <text:p>5080.2733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float" office:value="0.023646">
            <text:p>0.023646</text:p>
          </table:table-cell>
          <table:table-cell office:value-type="float" office:value="52.419776">
            <text:p>52.419776</text:p>
          </table:table-cell>
          <table:table-cell office:value-type="float" office:value="565.315309">
            <text:p>565.315309</text:p>
          </table:table-cell>
          <table:table-cell office:value-type="float" office:value="4678.209413">
            <text:p>4678.2094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float" office:value="0.011493">
            <text:p>0.011493</text:p>
          </table:table-cell>
          <table:table-cell office:value-type="float" office:value="38.215706">
            <text:p>38.215706</text:p>
          </table:table-cell>
          <table:table-cell office:value-type="float" office:value="467.084156">
            <text:p>467.084156</text:p>
          </table:table-cell>
          <table:table-cell office:value-type="float" office:value="4320.049546">
            <text:p>4320.04954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/>
          <table:table-cell office:value-type="float" office:value="0.005595">
            <text:p>0.005595</text:p>
          </table:table-cell>
          <table:table-cell office:value-type="float" office:value="27.908937">
            <text:p>27.908937</text:p>
          </table:table-cell>
          <table:table-cell office:value-type="float" office:value="386.593189">
            <text:p>386.593189</text:p>
          </table:table-cell>
          <table:table-cell office:value-type="float" office:value="3996.248341">
            <text:p>3996.2483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float" office:value="0.00273">
            <text:p>0.00273</text:p>
          </table:table-cell>
          <table:table-cell office:value-type="float" office:value="20.425421">
            <text:p>20.425421</text:p>
          </table:table-cell>
          <table:table-cell office:value-type="float" office:value="320.656163">
            <text:p>320.656163</text:p>
          </table:table-cell>
          <table:table-cell office:value-type="float" office:value="3704.610406">
            <text:p>3704.61040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float" office:value="0.001334">
            <text:p>0.001334</text:p>
          </table:table-cell>
          <table:table-cell office:value-type="float" office:value="14.965844">
            <text:p>14.965844</text:p>
          </table:table-cell>
          <table:table-cell office:value-type="float" office:value="266.273193">
            <text:p>266.273193</text:p>
          </table:table-cell>
          <table:table-cell office:value-type="float" office:value="3438.231198">
            <text:p>3438.23119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/>
          <table:table-cell office:value-type="float" office:value="0.000653">
            <text:p>0.000653</text:p>
          </table:table-cell>
          <table:table-cell office:value-type="float" office:value="10.984808">
            <text:p>10.984808</text:p>
          </table:table-cell>
          <table:table-cell office:value-type="float" office:value="221.501336">
            <text:p>221.501336</text:p>
          </table:table-cell>
          <table:table-cell office:value-type="float" office:value="3196.602686">
            <text:p>3196.6026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/>
          <table:table-cell office:value-type="float" office:value="0.00032">
            <text:p>0.00032</text:p>
          </table:table-cell>
          <table:table-cell office:value-type="float" office:value="8.068474">
            <text:p>8.068474</text:p>
          </table:table-cell>
          <table:table-cell office:value-type="float" office:value="184.388127">
            <text:p>184.388127</text:p>
          </table:table-cell>
          <table:table-cell office:value-type="float" office:value="2974.061477">
            <text:p>2974.06147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5.937275">
            <text:p>5.937275</text:p>
          </table:table-cell>
          <table:table-cell office:value-type="float" office:value="153.775233">
            <text:p>153.775233</text:p>
          </table:table-cell>
          <table:table-cell office:value-type="float" office:value="2772.094692">
            <text:p>2772.09469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float" office:value="4.372093">
            <text:p>4.372093</text:p>
          </table:table-cell>
          <table:table-cell office:value-type="float" office:value="128.335335">
            <text:p>128.335335</text:p>
          </table:table-cell>
          <table:table-cell office:value-type="float" office:value="2585.667028">
            <text:p>2585.6670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float" office:value="3.224358">
            <text:p>3.224358</text:p>
          </table:table-cell>
          <table:table-cell office:value-type="float" office:value="107.264948">
            <text:p>107.264948</text:p>
          </table:table-cell>
          <table:table-cell office:value-type="float" office:value="2415.398837">
            <text:p>2415.39883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float" office:value="2.378924">
            <text:p>2.378924</text:p>
          </table:table-cell>
          <table:table-cell office:value-type="float" office:value="89.691802">
            <text:p>89.691802</text:p>
          </table:table-cell>
          <table:table-cell office:value-type="float" office:value="2257.295717">
            <text:p>2257.29571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float" office:value="1.757109">
            <text:p>1.757109</text:p>
          </table:table-cell>
          <table:table-cell office:value-type="float" office:value="75.080761">
            <text:p>75.080761</text:p>
          </table:table-cell>
          <table:table-cell office:value-type="float" office:value="2111.879116">
            <text:p>2111.87911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float" office:value="1.298021">
            <text:p>1.298021</text:p>
          </table:table-cell>
          <table:table-cell office:value-type="float" office:value="62.859247">
            <text:p>62.859247</text:p>
          </table:table-cell>
          <table:table-cell office:value-type="float" office:value="1976.124217">
            <text:p>1976.1242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float" office:value="0.959809">
            <text:p>0.959809</text:p>
          </table:table-cell>
          <table:table-cell office:value-type="float" office:value="52.678065">
            <text:p>52.678065</text:p>
          </table:table-cell>
          <table:table-cell office:value-type="float" office:value="1850.885514">
            <text:p>1850.88551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  <table:table-cell office:value-type="float" office:value="0.709806">
            <text:p>0.709806</text:p>
          </table:table-cell>
          <table:table-cell office:value-type="float" office:value="44.151196">
            <text:p>44.151196</text:p>
          </table:table-cell>
          <table:table-cell office:value-type="float" office:value="1733.791606">
            <text:p>1733.79160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  <table:table-cell office:value-type="float" office:value="0.525426">
            <text:p>0.525426</text:p>
          </table:table-cell>
          <table:table-cell office:value-type="float" office:value="37.040118">
            <text:p>37.040118</text:p>
          </table:table-cell>
          <table:table-cell office:value-type="float" office:value="1625.66655">
            <text:p>1625.666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  <table:table-cell office:value-type="float" office:value="0.388945">
            <text:p>0.388945</text:p>
          </table:table-cell>
          <table:table-cell office:value-type="float" office:value="31.074665">
            <text:p>31.074665</text:p>
          </table:table-cell>
          <table:table-cell office:value-type="float" office:value="1524.299244">
            <text:p>1524.29924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  <table:table-cell office:value-type="float" office:value="0.288172">
            <text:p>0.288172</text:p>
          </table:table-cell>
          <table:table-cell office:value-type="float" office:value="26.093254">
            <text:p>26.093254</text:p>
          </table:table-cell>
          <table:table-cell office:value-type="float" office:value="1430.529146">
            <text:p>1430.52914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  <table:table-cell office:value-type="float" office:value="0.213478">
            <text:p>0.213478</text:p>
          </table:table-cell>
          <table:table-cell office:value-type="float" office:value="21.907171">
            <text:p>21.907171</text:p>
          </table:table-cell>
          <table:table-cell office:value-type="float" office:value="1342.330463">
            <text:p>1342.33046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  <table:table-cell office:value-type="float" office:value="0.158281">
            <text:p>0.158281</text:p>
          </table:table-cell>
          <table:table-cell office:value-type="float" office:value="18.408583">
            <text:p>18.408583</text:p>
          </table:table-cell>
          <table:table-cell office:value-type="float" office:value="1260.660616">
            <text:p>1260.6606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  <table:table-cell office:value-type="float" office:value="0.117356">
            <text:p>0.117356</text:p>
          </table:table-cell>
          <table:table-cell office:value-type="float" office:value="15.468643">
            <text:p>15.468643</text:p>
          </table:table-cell>
          <table:table-cell office:value-type="float" office:value="1183.953673">
            <text:p>1183.9536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  <table:table-cell office:value-type="float" office:value="0.087079">
            <text:p>0.087079</text:p>
          </table:table-cell>
          <table:table-cell office:value-type="float" office:value="13.008231">
            <text:p>13.008231</text:p>
          </table:table-cell>
          <table:table-cell office:value-type="float" office:value="1112.770003">
            <text:p>1112.77000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  <table:table-cell office:value-type="float" office:value="0.064613">
            <text:p>0.064613</text:p>
          </table:table-cell>
          <table:table-cell office:value-type="float" office:value="10.939068">
            <text:p>10.939068</text:p>
          </table:table-cell>
          <table:table-cell office:value-type="float" office:value="1045.856755">
            <text:p>1045.8567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  <table:table-cell office:value-type="float" office:value="0.047981">
            <text:p>0.047981</text:p>
          </table:table-cell>
          <table:table-cell office:value-type="float" office:value="9.206521">
            <text:p>9.206521</text:p>
          </table:table-cell>
          <table:table-cell office:value-type="float" office:value="983.766662">
            <text:p>983.76666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office:value-type="float" office:value="0.035628">
            <text:p>0.035628</text:p>
          </table:table-cell>
          <table:table-cell office:value-type="float" office:value="7.747569">
            <text:p>7.747569</text:p>
          </table:table-cell>
          <table:table-cell office:value-type="float" office:value="925.266125">
            <text:p>925.26612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float" office:value="0.026477">
            <text:p>0.026477</text:p>
          </table:table-cell>
          <table:table-cell office:value-type="float" office:value="6.52544">
            <text:p>6.52544</text:p>
          </table:table-cell>
          <table:table-cell office:value-type="float" office:value="870.995076">
            <text:p>870.99507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  <table:table-cell office:value-type="float" office:value="0.019677">
            <text:p>0.019677</text:p>
          </table:table-cell>
          <table:table-cell office:value-type="float" office:value="5.496138">
            <text:p>5.496138</text:p>
          </table:table-cell>
          <table:table-cell office:value-type="float" office:value="819.913777">
            <text:p>819.91377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  <table:table-cell office:value-type="float" office:value="0.014632">
            <text:p>0.014632</text:p>
          </table:table-cell>
          <table:table-cell office:value-type="float" office:value="4.631879">
            <text:p>4.631879</text:p>
          </table:table-cell>
          <table:table-cell office:value-type="float" office:value="772.275829">
            <text:p>772.27582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  <table:table-cell office:value-type="float" office:value="0.010879">
            <text:p>0.010879</text:p>
          </table:table-cell>
          <table:table-cell office:value-type="float" office:value="3.902978">
            <text:p>3.902978</text:p>
          </table:table-cell>
          <table:table-cell office:value-type="float" office:value="727.304102">
            <text:p>727.30410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  <table:table-cell office:value-type="float" office:value="0.008093">
            <text:p>0.008093</text:p>
          </table:table-cell>
          <table:table-cell office:value-type="float" office:value="3.290692">
            <text:p>3.290692</text:p>
          </table:table-cell>
          <table:table-cell office:value-type="float" office:value="685.349204">
            <text:p>685.34920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  <table:table-cell office:value-type="float" office:value="0.00602">
            <text:p>0.00602</text:p>
          </table:table-cell>
          <table:table-cell office:value-type="float" office:value="2.774199">
            <text:p>2.774199</text:p>
          </table:table-cell>
          <table:table-cell office:value-type="float" office:value="645.753623">
            <text:p>645.75362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  <table:table-cell office:value-type="float" office:value="0.004481">
            <text:p>0.004481</text:p>
          </table:table-cell>
          <table:table-cell office:value-type="float" office:value="2.340173">
            <text:p>2.340173</text:p>
          </table:table-cell>
          <table:table-cell office:value-type="float" office:value="608.810254">
            <text:p>608.81025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  <table:table-cell office:value-type="float" office:value="0.003335">
            <text:p>0.003335</text:p>
          </table:table-cell>
          <table:table-cell office:value-type="float" office:value="1.973762">
            <text:p>1.973762</text:p>
          </table:table-cell>
          <table:table-cell office:value-type="float" office:value="573.896294">
            <text:p>573.89629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  <table:table-cell office:value-type="float" office:value="0.002483">
            <text:p>0.002483</text:p>
          </table:table-cell>
          <table:table-cell office:value-type="float" office:value="1.665566">
            <text:p>1.665566</text:p>
          </table:table-cell>
          <table:table-cell office:value-type="float" office:value="541.258976">
            <text:p>541.25897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  <table:table-cell office:value-type="float" office:value="0.001848">
            <text:p>0.001848</text:p>
          </table:table-cell>
          <table:table-cell office:value-type="float" office:value="1.405246">
            <text:p>1.405246</text:p>
          </table:table-cell>
          <table:table-cell office:value-type="float" office:value="510.387785">
            <text:p>510.38778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  <table:table-cell office:value-type="float" office:value="0.001377">
            <text:p>0.001377</text:p>
          </table:table-cell>
          <table:table-cell office:value-type="float" office:value="1.186341">
            <text:p>1.186341</text:p>
          </table:table-cell>
          <table:table-cell office:value-type="float" office:value="481.573205">
            <text:p>481.5732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  <table:table-cell office:value-type="float" office:value="0.001025">
            <text:p>0.001025</text:p>
          </table:table-cell>
          <table:table-cell office:value-type="float" office:value="1.001293">
            <text:p>1.001293</text:p>
          </table:table-cell>
          <table:table-cell office:value-type="float" office:value="454.274753">
            <text:p>454.27475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number-columns-repeated="4"/>
          <table:table-cell office:value-type="float" office:value="0.000764">
            <text:p>0.000764</text:p>
          </table:table-cell>
          <table:table-cell office:value-type="float" office:value="0.845598">
            <text:p>0.845598</text:p>
          </table:table-cell>
          <table:table-cell office:value-type="float" office:value="428.771661">
            <text:p>428.77166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4"/>
          <table:table-cell office:value-type="float" office:value="0.000569">
            <text:p>0.000569</text:p>
          </table:table-cell>
          <table:table-cell office:value-type="float" office:value="0.713992">
            <text:p>0.713992</text:p>
          </table:table-cell>
          <table:table-cell office:value-type="float" office:value="404.631947">
            <text:p>404.63194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4"/>
          <table:table-cell office:value-type="float" office:value="0.000424">
            <text:p>0.000424</text:p>
          </table:table-cell>
          <table:table-cell office:value-type="float" office:value="0.60323">
            <text:p>0.60323</text:p>
          </table:table-cell>
          <table:table-cell office:value-type="float" office:value="382.080259">
            <text:p>382.080259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  <table:table-cell office:value-type="float" office:value="0.000316">
            <text:p>0.000316</text:p>
          </table:table-cell>
          <table:table-cell office:value-type="float" office:value="0.509554">
            <text:p>0.509554</text:p>
          </table:table-cell>
          <table:table-cell office:value-type="float" office:value="360.716556">
            <text:p>360.71655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number-columns-repeated="5"/>
          <table:table-cell office:value-type="float" office:value="0.430676">
            <text:p>0.430676</text:p>
          </table:table-cell>
          <table:table-cell office:value-type="float" office:value="340.74643">
            <text:p>340.7464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5"/>
          <table:table-cell office:value-type="float" office:value="0.363898">
            <text:p>0.363898</text:p>
          </table:table-cell>
          <table:table-cell office:value-type="float" office:value="321.784786">
            <text:p>321.78478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number-columns-repeated="5"/>
          <table:table-cell office:value-type="float" office:value="0.307636">
            <text:p>0.307636</text:p>
          </table:table-cell>
          <table:table-cell office:value-type="float" office:value="304.037933">
            <text:p>304.03793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0.259992">
            <text:p>0.259992</text:p>
          </table:table-cell>
          <table:table-cell office:value-type="float" office:value="287.18051">
            <text:p>287.1805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0.219838">
            <text:p>0.219838</text:p>
          </table:table-cell>
          <table:table-cell office:value-type="float" office:value="271.394822">
            <text:p>271.39482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0.185829">
            <text:p>0.185829</text:p>
          </table:table-cell>
          <table:table-cell office:value-type="float" office:value="256.399632">
            <text:p>256.39963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0.15716">
            <text:p>0.15716</text:p>
          </table:table-cell>
          <table:table-cell office:value-type="float" office:value="242.354167">
            <text:p>242.35416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0.132871">
            <text:p>0.132871</text:p>
          </table:table-cell>
          <table:table-cell office:value-type="float" office:value="229.004815">
            <text:p>229.00481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0.112391">
            <text:p>0.112391</text:p>
          </table:table-cell>
          <table:table-cell office:value-type="float" office:value="216.495376">
            <text:p>216.4953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0.09504">
            <text:p>0.09504</text:p>
          </table:table-cell>
          <table:table-cell office:value-type="float" office:value="204.610269">
            <text:p>204.6102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0.080403">
            <text:p>0.080403</text:p>
          </table:table-cell>
          <table:table-cell office:value-type="float" office:value="193.463882">
            <text:p>193.46388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0.068002">
            <text:p>0.068002</text:p>
          </table:table-cell>
          <table:table-cell office:value-type="float" office:value="182.873579">
            <text:p>182.87357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0.057538">
            <text:p>0.057538</text:p>
          </table:table-cell>
          <table:table-cell office:value-type="float" office:value="172.938451">
            <text:p>172.93845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0.04867">
            <text:p>0.04867</text:p>
          </table:table-cell>
          <table:table-cell office:value-type="float" office:value="163.494087">
            <text:p>163.4940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0.041186">
            <text:p>0.041186</text:p>
          </table:table-cell>
          <table:table-cell office:value-type="float" office:value="154.632124">
            <text:p>154.63212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0.034843">
            <text:p>0.034843</text:p>
          </table:table-cell>
          <table:table-cell office:value-type="float" office:value="146.20632">
            <text:p>146.2063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0.02949">
            <text:p>0.02949</text:p>
          </table:table-cell>
          <table:table-cell office:value-type="float" office:value="138.30094">
            <text:p>138.3009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0.02495">
            <text:p>0.02495</text:p>
          </table:table-cell>
          <table:table-cell office:value-type="float" office:value="130.779728">
            <text:p>130.77972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0.02112">
            <text:p>0.02112</text:p>
          </table:table-cell>
          <table:table-cell office:value-type="float" office:value="123.726533">
            <text:p>123.72653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0.017871">
            <text:p>0.017871</text:p>
          </table:table-cell>
          <table:table-cell office:value-type="float" office:value="117.011554">
            <text:p>117.01155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0.01513">
            <text:p>0.01513</text:p>
          </table:table-cell>
          <table:table-cell office:value-type="float" office:value="110.713863">
            <text:p>110.7138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5"/>
          <table:table-cell office:value-type="float" office:value="0.012804">
            <text:p>0.012804</text:p>
          </table:table-cell>
          <table:table-cell office:value-type="float" office:value="104.720538">
            <text:p>104.72053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5"/>
          <table:table-cell office:value-type="float" office:value="0.010841">
            <text:p>0.010841</text:p>
          </table:table-cell>
          <table:table-cell office:value-type="float" office:value="99.0982">
            <text:p>99.098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5"/>
          <table:table-cell office:value-type="float" office:value="0.009177">
            <text:p>0.009177</text:p>
          </table:table-cell>
          <table:table-cell office:value-type="float" office:value="93.748746">
            <text:p>93.7487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5"/>
          <table:table-cell office:value-type="float" office:value="0.007771">
            <text:p>0.007771</text:p>
          </table:table-cell>
          <table:table-cell office:value-type="float" office:value="88.727577">
            <text:p>88.72757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5"/>
          <table:table-cell office:value-type="float" office:value="0.006578">
            <text:p>0.006578</text:p>
          </table:table-cell>
          <table:table-cell office:value-type="float" office:value="83.950282">
            <text:p>83.9502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5"/>
          <table:table-cell office:value-type="float" office:value="0.005571">
            <text:p>0.005571</text:p>
          </table:table-cell>
          <table:table-cell office:value-type="float" office:value="79.463141">
            <text:p>79.46314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5"/>
          <table:table-cell office:value-type="float" office:value="0.004717">
            <text:p>0.004717</text:p>
          </table:table-cell>
          <table:table-cell office:value-type="float" office:value="75.194206">
            <text:p>75.1942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5"/>
          <table:table-cell office:value-type="float" office:value="0.003995">
            <text:p>0.003995</text:p>
          </table:table-cell>
          <table:table-cell office:value-type="float" office:value="71.182579">
            <text:p>71.1825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5"/>
          <table:table-cell office:value-type="float" office:value="0.003383">
            <text:p>0.003383</text:p>
          </table:table-cell>
          <table:table-cell office:value-type="float" office:value="67.365018">
            <text:p>67.36501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5"/>
          <table:table-cell office:value-type="float" office:value="0.002866">
            <text:p>0.002866</text:p>
          </table:table-cell>
          <table:table-cell office:value-type="float" office:value="63.777774">
            <text:p>63.77777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5"/>
          <table:table-cell office:value-type="float" office:value="0.002427">
            <text:p>0.002427</text:p>
          </table:table-cell>
          <table:table-cell office:value-type="float" office:value="60.363576">
            <text:p>60.36357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5"/>
          <table:table-cell office:value-type="float" office:value="0.002056">
            <text:p>0.002056</text:p>
          </table:table-cell>
          <table:table-cell office:value-type="float" office:value="57.156013">
            <text:p>57.15601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5"/>
          <table:table-cell office:value-type="float" office:value="0.001741">
            <text:p>0.001741</text:p>
          </table:table-cell>
          <table:table-cell office:value-type="float" office:value="54.103181">
            <text:p>54.10318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5"/>
          <table:table-cell office:value-type="float" office:value="0.001476">
            <text:p>0.001476</text:p>
          </table:table-cell>
          <table:table-cell office:value-type="float" office:value="51.237074">
            <text:p>51.23707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5"/>
          <table:table-cell office:value-type="float" office:value="0.00125">
            <text:p>0.00125</text:p>
          </table:table-cell>
          <table:table-cell office:value-type="float" office:value="48.5093">
            <text:p>48.5093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5"/>
          <table:table-cell office:value-type="float" office:value="0.001059">
            <text:p>0.001059</text:p>
          </table:table-cell>
          <table:table-cell office:value-type="float" office:value="45.944464">
            <text:p>45.94446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5"/>
          <table:table-cell office:value-type="float" office:value="0.000897">
            <text:p>0.000897</text:p>
          </table:table-cell>
          <table:table-cell office:value-type="float" office:value="43.501756">
            <text:p>43.50175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5"/>
          <table:table-cell office:value-type="float" office:value="0.00076">
            <text:p>0.00076</text:p>
          </table:table-cell>
          <table:table-cell office:value-type="float" office:value="41.204313">
            <text:p>41.20431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5"/>
          <table:table-cell office:value-type="float" office:value="0.000644">
            <text:p>0.000644</text:p>
          </table:table-cell>
          <table:table-cell office:value-type="float" office:value="39.01718">
            <text:p>39.017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5"/>
          <table:table-cell office:value-type="float" office:value="0.000546">
            <text:p>0.000546</text:p>
          </table:table-cell>
          <table:table-cell office:value-type="float" office:value="36.958923">
            <text:p>36.95892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5"/>
          <table:table-cell office:value-type="float" office:value="0.000463">
            <text:p>0.000463</text:p>
          </table:table-cell>
          <table:table-cell office:value-type="float" office:value="35.000242">
            <text:p>35.00024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5"/>
          <table:table-cell office:value-type="float" office:value="0.000392">
            <text:p>0.000392</text:p>
          </table:table-cell>
          <table:table-cell office:value-type="float" office:value="33.156301">
            <text:p>33.1563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5"/>
          <table:table-cell office:value-type="float" office:value="0.000332">
            <text:p>0.000332</text:p>
          </table:table-cell>
          <table:table-cell office:value-type="float" office:value="31.401488">
            <text:p>31.40148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5"/>
          <table:table-cell office:value-type="float" office:value="0.000282">
            <text:p>0.000282</text:p>
          </table:table-cell>
          <table:table-cell office:value-type="float" office:value="29.74925">
            <text:p>29.749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6"/>
          <table:table-cell office:value-type="float" office:value="28.176645">
            <text:p>28.17664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6"/>
          <table:table-cell office:value-type="float" office:value="26.695844">
            <text:p>26.6958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6"/>
          <table:table-cell office:value-type="float" office:value="25.286169">
            <text:p>25.28616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6"/>
          <table:table-cell office:value-type="float" office:value="23.959085">
            <text:p>23.95908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6"/>
          <table:table-cell office:value-type="float" office:value="22.695301">
            <text:p>22.6953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6"/>
          <table:table-cell office:value-type="float" office:value="21.505469">
            <text:p>21.50546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6"/>
          <table:table-cell office:value-type="float" office:value="20.372441">
            <text:p>20.37244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6"/>
          <table:table-cell office:value-type="float" office:value="19.305411">
            <text:p>19.30541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6"/>
          <table:table-cell office:value-type="float" office:value="18.289642">
            <text:p>18.28964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6"/>
          <table:table-cell office:value-type="float" office:value="17.332646">
            <text:p>17.33264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6"/>
          <table:table-cell office:value-type="float" office:value="16.4217">
            <text:p>16.421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6"/>
          <table:table-cell office:value-type="float" office:value="15.563203">
            <text:p>15.56320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6"/>
          <table:table-cell office:value-type="float" office:value="14.746217">
            <text:p>14.74621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6"/>
          <table:table-cell office:value-type="float" office:value="13.97629">
            <text:p>13.9762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6"/>
          <table:table-cell office:value-type="float" office:value="13.243993">
            <text:p>13.24399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6"/>
          <table:table-cell office:value-type="float" office:value="12.553965">
            <text:p>12.55396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6"/>
          <table:table-cell office:value-type="float" office:value="11.897066">
            <text:p>11.89706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6"/>
          <table:table-cell office:value-type="float" office:value="11.277853">
            <text:p>11.27785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6"/>
          <table:table-cell office:value-type="float" office:value="10.688227">
            <text:p>10.6882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6"/>
          <table:table-cell office:value-type="float" office:value="10.132414">
            <text:p>10.13241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6"/>
          <table:table-cell office:value-type="float" office:value="9.603078">
            <text:p>9.60307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6"/>
          <table:table-cell office:value-type="float" office:value="9.104065">
            <text:p>9.10406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6"/>
          <table:table-cell office:value-type="float" office:value="8.628762">
            <text:p>8.62876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6"/>
          <table:table-cell office:value-type="float" office:value="8.181108">
            <text:p>8.18110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number-columns-repeated="6"/>
          <table:table-cell office:value-type="float" office:value="7.754298">
            <text:p>7.75429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number-columns-repeated="6"/>
          <table:table-cell office:value-type="float" office:value="7.352474">
            <text:p>7.35247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number-columns-repeated="6"/>
          <table:table-cell office:value-type="float" office:value="6.969144">
            <text:p>6.96914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number-columns-repeated="6"/>
          <table:table-cell office:value-type="float" office:value="6.608239">
            <text:p>6.60823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number-columns-repeated="6"/>
          <table:table-cell office:value-type="float" office:value="6.263956">
            <text:p>6.26395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number-columns-repeated="6"/>
          <table:table-cell office:value-type="float" office:value="5.939738">
            <text:p>5.93973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number-columns-repeated="6"/>
          <table:table-cell office:value-type="float" office:value="5.630488">
            <text:p>5.63048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number-columns-repeated="6"/>
          <table:table-cell office:value-type="float" office:value="5.339217">
            <text:p>5.3392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number-columns-repeated="6"/>
          <table:table-cell office:value-type="float" office:value="5.061382">
            <text:p>5.06138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number-columns-repeated="6"/>
          <table:table-cell office:value-type="float" office:value="4.799709">
            <text:p>4.799709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number-columns-repeated="6"/>
          <table:table-cell office:value-type="float" office:value="4.550085">
            <text:p>4.55008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number-columns-repeated="6"/>
          <table:table-cell office:value-type="float" office:value="4.314958">
            <text:p>4.31495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number-columns-repeated="6"/>
          <table:table-cell office:value-type="float" office:value="4.090685">
            <text:p>4.09068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number-columns-repeated="6"/>
          <table:table-cell office:value-type="float" office:value="3.8794">
            <text:p>3.879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number-columns-repeated="6"/>
          <table:table-cell office:value-type="float" office:value="3.677868">
            <text:p>3.67786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number-columns-repeated="6"/>
          <table:table-cell office:value-type="float" office:value="3.488007">
            <text:p>3.48800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number-columns-repeated="6"/>
          <table:table-cell office:value-type="float" office:value="3.3069">
            <text:p>3.306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number-columns-repeated="6"/>
          <table:table-cell office:value-type="float" office:value="3.136262">
            <text:p>3.13626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number-columns-repeated="6"/>
          <table:table-cell office:value-type="float" office:value="2.973511">
            <text:p>2.97351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number-columns-repeated="6"/>
          <table:table-cell office:value-type="float" office:value="2.820162">
            <text:p>2.82016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number-columns-repeated="6"/>
          <table:table-cell office:value-type="float" office:value="2.673906">
            <text:p>2.67390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number-columns-repeated="6"/>
          <table:table-cell office:value-type="float" office:value="2.536154">
            <text:p>2.53615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number-columns-repeated="6"/>
          <table:table-cell office:value-type="float" office:value="2.404779">
            <text:p>2.40477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number-columns-repeated="6"/>
          <table:table-cell office:value-type="float" office:value="2.280993">
            <text:p>2.28099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number-columns-repeated="6"/>
          <table:table-cell office:value-type="float" office:value="2.162925">
            <text:p>2.16292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number-columns-repeated="6"/>
          <table:table-cell office:value-type="float" office:value="2.051635">
            <text:p>2.05163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number-columns-repeated="6"/>
          <table:table-cell office:value-type="float" office:value="1.945487">
            <text:p>1.94548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number-columns-repeated="6"/>
          <table:table-cell office:value-type="float" office:value="1.845436">
            <text:p>1.84543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number-columns-repeated="6"/>
          <table:table-cell office:value-type="float" office:value="1.75003">
            <text:p>1.7500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number-columns-repeated="6"/>
          <table:table-cell office:value-type="float" office:value="1.660103">
            <text:p>1.66010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number-columns-repeated="6"/>
          <table:table-cell office:value-type="float" office:value="1.574344">
            <text:p>1.57434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number-columns-repeated="6"/>
          <table:table-cell office:value-type="float" office:value="1.493483">
            <text:p>1.49348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number-columns-repeated="6"/>
          <table:table-cell office:value-type="float" office:value="1.416359">
            <text:p>1.41635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number-columns-repeated="6"/>
          <table:table-cell office:value-type="float" office:value="1.343639">
            <text:p>1.34363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number-columns-repeated="6"/>
          <table:table-cell office:value-type="float" office:value="1.274278">
            <text:p>1.27427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number-columns-repeated="6"/>
          <table:table-cell office:value-type="float" office:value="1.208872">
            <text:p>1.20887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6"/>
          <table:table-cell office:value-type="float" office:value="1.146493">
            <text:p>1.14649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number-columns-repeated="6"/>
          <table:table-cell office:value-type="float" office:value="1.087663">
            <text:p>1.08766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6"/>
          <table:table-cell office:value-type="float" office:value="1.031557">
            <text:p>1.03155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6"/>
          <table:table-cell office:value-type="float" office:value="0.978643">
            <text:p>0.97864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6"/>
          <table:table-cell office:value-type="float" office:value="0.928178">
            <text:p>0.92817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6"/>
          <table:table-cell office:value-type="float" office:value="0.880578">
            <text:p>0.88057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6"/>
          <table:table-cell office:value-type="float" office:value="0.835187">
            <text:p>0.83518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6"/>
          <table:table-cell office:value-type="float" office:value="0.792368">
            <text:p>0.79236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6"/>
          <table:table-cell office:value-type="float" office:value="0.751536">
            <text:p>0.75153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6"/>
          <table:table-cell office:value-type="float" office:value="0.713018">
            <text:p>0.7130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6"/>
          <table:table-cell office:value-type="float" office:value="0.676287">
            <text:p>0.67628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6"/>
          <table:table-cell office:value-type="float" office:value="0.641633">
            <text:p>0.64163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number-columns-repeated="6"/>
          <table:table-cell office:value-type="float" office:value="0.608591">
            <text:p>0.60859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number-columns-repeated="6"/>
          <table:table-cell office:value-type="float" office:value="0.577415">
            <text:p>0.57741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6"/>
          <table:table-cell office:value-type="float" office:value="0.547688">
            <text:p>0.54768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6"/>
          <table:table-cell office:value-type="float" office:value="0.51964">
            <text:p>0.5196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6"/>
          <table:table-cell office:value-type="float" office:value="0.492895">
            <text:p>0.49289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number-columns-repeated="6"/>
          <table:table-cell office:value-type="float" office:value="0.467659">
            <text:p>0.46765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6"/>
          <table:table-cell office:value-type="float" office:value="0.443598">
            <text:p>0.44359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6"/>
          <table:table-cell office:value-type="float" office:value="0.42089">
            <text:p>0.4208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6"/>
          <table:table-cell office:value-type="float" office:value="0.399241">
            <text:p>0.39924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6"/>
          <table:table-cell office:value-type="float" office:value="0.37881">
            <text:p>0.3788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6"/>
          <table:table-cell office:value-type="float" office:value="0.359331">
            <text:p>0.35933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6"/>
          <table:table-cell office:value-type="float" office:value="0.340946">
            <text:p>0.34094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6"/>
          <table:table-cell office:value-type="float" office:value="0.323421">
            <text:p>0.32342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number-columns-repeated="6"/>
          <table:table-cell office:value-type="float" office:value="0.306876">
            <text:p>0.30687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6"/>
          <table:table-cell office:value-type="float" office:value="0.291106">
            <text:p>0.29110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6"/>
          <table:table-cell office:value-type="float" office:value="0.276219">
            <text:p>0.2762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6"/>
          <table:table-cell office:value-type="float" office:value="0.262028">
            <text:p>0.262028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6"/>
          <table:table-cell office:value-type="float" office:value="0.24863">
            <text:p>0.2486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number-columns-repeated="6"/>
          <table:table-cell office:value-type="float" office:value="0.235861">
            <text:p>0.23586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6"/>
          <table:table-cell office:value-type="float" office:value="0.223804">
            <text:p>0.22380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6"/>
          <table:table-cell office:value-type="float" office:value="0.212312">
            <text:p>0.21231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6"/>
          <table:table-cell office:value-type="float" office:value="0.201462">
            <text:p>0.20146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6"/>
          <table:table-cell office:value-type="float" office:value="0.19112">
            <text:p>0.1911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6"/>
          <table:table-cell office:value-type="float" office:value="0.181355">
            <text:p>0.18135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6"/>
          <table:table-cell office:value-type="float" office:value="0.172048">
            <text:p>0.172048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6"/>
          <table:table-cell office:value-type="float" office:value="0.163258">
            <text:p>0.163258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6"/>
          <table:table-cell office:value-type="float" office:value="0.154882">
            <text:p>0.15488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6"/>
          <table:table-cell office:value-type="float" office:value="0.146971">
            <text:p>0.14697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6"/>
          <table:table-cell office:value-type="float" office:value="0.139432">
            <text:p>0.13943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6"/>
          <table:table-cell office:value-type="float" office:value="0.132312">
            <text:p>0.13231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6"/>
          <table:table-cell office:value-type="float" office:value="0.125526">
            <text:p>0.12552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6"/>
          <table:table-cell office:value-type="float" office:value="0.119118">
            <text:p>0.119118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6"/>
          <table:table-cell office:value-type="float" office:value="0.11301">
            <text:p>0.1130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6"/>
          <table:table-cell office:value-type="float" office:value="0.107241">
            <text:p>0.10724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6"/>
          <table:table-cell office:value-type="float" office:value="0.101744">
            <text:p>0.10174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6"/>
          <table:table-cell office:value-type="float" office:value="0.096551">
            <text:p>0.09655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6"/>
          <table:table-cell office:value-type="float" office:value="0.091603">
            <text:p>0.09160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6"/>
          <table:table-cell office:value-type="float" office:value="0.086929">
            <text:p>0.08692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6"/>
          <table:table-cell office:value-type="float" office:value="0.082475">
            <text:p>0.08247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6"/>
          <table:table-cell office:value-type="float" office:value="0.078267">
            <text:p>0.0782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6"/>
          <table:table-cell office:value-type="float" office:value="0.074258">
            <text:p>0.07425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6"/>
          <table:table-cell office:value-type="float" office:value="0.07047">
            <text:p>0.0704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6"/>
          <table:table-cell office:value-type="float" office:value="0.066861">
            <text:p>0.06686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6"/>
          <table:table-cell office:value-type="float" office:value="0.063451">
            <text:p>0.06345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6"/>
          <table:table-cell office:value-type="float" office:value="0.060202">
            <text:p>0.06020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6"/>
          <table:table-cell office:value-type="float" office:value="0.057133">
            <text:p>0.05713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number-columns-repeated="6"/>
          <table:table-cell office:value-type="float" office:value="0.054208">
            <text:p>0.05420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6"/>
          <table:table-cell office:value-type="float" office:value="0.051444">
            <text:p>0.05144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6"/>
          <table:table-cell office:value-type="float" office:value="0.048812">
            <text:p>0.0488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6"/>
          <table:table-cell office:value-type="float" office:value="0.046324">
            <text:p>0.04632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6"/>
          <table:table-cell office:value-type="float" office:value="0.043954">
            <text:p>0.04395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6"/>
          <table:table-cell office:value-type="float" office:value="0.041714">
            <text:p>0.04171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6"/>
          <table:table-cell office:value-type="float" office:value="0.03958">
            <text:p>0.0395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6"/>
          <table:table-cell office:value-type="float" office:value="0.037563">
            <text:p>0.03756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6"/>
          <table:table-cell office:value-type="float" office:value="0.035642">
            <text:p>0.035642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6"/>
          <table:table-cell office:value-type="float" office:value="0.033826">
            <text:p>0.03382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6"/>
          <table:table-cell office:value-type="float" office:value="0.032097">
            <text:p>0.03209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6"/>
          <table:table-cell office:value-type="float" office:value="0.030462">
            <text:p>0.03046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6"/>
          <table:table-cell office:value-type="float" office:value="0.028904">
            <text:p>0.02890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6"/>
          <table:table-cell office:value-type="float" office:value="0.027432">
            <text:p>0.02743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6"/>
          <table:table-cell office:value-type="float" office:value="0.02603">
            <text:p>0.0260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6"/>
          <table:table-cell office:value-type="float" office:value="0.024704">
            <text:p>0.024704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6"/>
          <table:table-cell office:value-type="float" office:value="0.023442">
            <text:p>0.02344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6"/>
          <table:table-cell office:value-type="float" office:value="0.022248">
            <text:p>0.02224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6"/>
          <table:table-cell office:value-type="float" office:value="0.021111">
            <text:p>0.021111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6"/>
          <table:table-cell office:value-type="float" office:value="0.020036">
            <text:p>0.02003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6"/>
          <table:table-cell office:value-type="float" office:value="0.019013">
            <text:p>0.01901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6"/>
          <table:table-cell office:value-type="float" office:value="0.018045">
            <text:p>0.01804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6"/>
          <table:table-cell office:value-type="float" office:value="0.017123">
            <text:p>0.017123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6"/>
          <table:table-cell office:value-type="float" office:value="0.016252">
            <text:p>0.01625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6"/>
          <table:table-cell office:value-type="float" office:value="0.015422">
            <text:p>0.01542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6"/>
          <table:table-cell office:value-type="float" office:value="0.014637">
            <text:p>0.01463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6"/>
          <table:table-cell office:value-type="float" office:value="0.013889">
            <text:p>0.01388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6"/>
          <table:table-cell office:value-type="float" office:value="0.013183">
            <text:p>0.01318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6"/>
          <table:table-cell office:value-type="float" office:value="0.01251">
            <text:p>0.0125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number-columns-repeated="6"/>
          <table:table-cell office:value-type="float" office:value="0.011873">
            <text:p>0.011873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6"/>
          <table:table-cell office:value-type="float" office:value="0.011267">
            <text:p>0.01126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6"/>
          <table:table-cell office:value-type="float" office:value="0.010694">
            <text:p>0.01069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6"/>
          <table:table-cell office:value-type="float" office:value="0.010148">
            <text:p>0.01014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6"/>
          <table:table-cell office:value-type="float" office:value="0.009632">
            <text:p>0.00963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6"/>
          <table:table-cell office:value-type="float" office:value="0.00914">
            <text:p>0.0091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6"/>
          <table:table-cell office:value-type="float" office:value="0.008675">
            <text:p>0.00867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6"/>
          <table:table-cell office:value-type="float" office:value="0.008233">
            <text:p>0.00823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number-columns-repeated="6"/>
          <table:table-cell office:value-type="float" office:value="0.007814">
            <text:p>0.00781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6"/>
          <table:table-cell office:value-type="float" office:value="0.007415">
            <text:p>0.007415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number-columns-repeated="6"/>
          <table:table-cell office:value-type="float" office:value="0.007038">
            <text:p>0.00703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6"/>
          <table:table-cell office:value-type="float" office:value="0.00668">
            <text:p>0.0066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6"/>
          <table:table-cell office:value-type="float" office:value="0.00634">
            <text:p>0.0063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6"/>
          <table:table-cell office:value-type="float" office:value="0.006017">
            <text:p>0.00601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6"/>
          <table:table-cell office:value-type="float" office:value="0.005711">
            <text:p>0.00571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6"/>
          <table:table-cell office:value-type="float" office:value="0.00542">
            <text:p>0.0054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6"/>
          <table:table-cell office:value-type="float" office:value="0.005144">
            <text:p>0.00514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6"/>
          <table:table-cell office:value-type="float" office:value="0.004882">
            <text:p>0.00488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6"/>
          <table:table-cell office:value-type="float" office:value="0.004634">
            <text:p>0.00463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6"/>
          <table:table-cell office:value-type="float" office:value="0.004398">
            <text:p>0.00439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6"/>
          <table:table-cell office:value-type="float" office:value="0.004174">
            <text:p>0.00417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6"/>
          <table:table-cell office:value-type="float" office:value="0.003961">
            <text:p>0.00396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6"/>
          <table:table-cell office:value-type="float" office:value="0.00376">
            <text:p>0.0037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6"/>
          <table:table-cell office:value-type="float" office:value="0.003569">
            <text:p>0.00356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6"/>
          <table:table-cell office:value-type="float" office:value="0.003387">
            <text:p>0.00338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6"/>
          <table:table-cell office:value-type="float" office:value="0.003215">
            <text:p>0.00321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6"/>
          <table:table-cell office:value-type="float" office:value="0.003051">
            <text:p>0.00305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number-columns-repeated="6"/>
          <table:table-cell office:value-type="float" office:value="0.002896">
            <text:p>0.00289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number-columns-repeated="6"/>
          <table:table-cell office:value-type="float" office:value="0.002749">
            <text:p>0.002749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6"/>
          <table:table-cell office:value-type="float" office:value="0.002609">
            <text:p>0.00260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number-columns-repeated="6"/>
          <table:table-cell office:value-type="float" office:value="0.002476">
            <text:p>0.00247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number-columns-repeated="6"/>
          <table:table-cell office:value-type="float" office:value="0.00235">
            <text:p>0.0023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number-columns-repeated="6"/>
          <table:table-cell office:value-type="float" office:value="0.002231">
            <text:p>0.00223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number-columns-repeated="6"/>
          <table:table-cell office:value-type="float" office:value="0.002117">
            <text:p>0.00211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number-columns-repeated="6"/>
          <table:table-cell office:value-type="float" office:value="0.00201">
            <text:p>0.0020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number-columns-repeated="6"/>
          <table:table-cell office:value-type="float" office:value="0.001907">
            <text:p>0.00190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number-columns-repeated="6"/>
          <table:table-cell office:value-type="float" office:value="0.001811">
            <text:p>0.00181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number-columns-repeated="6"/>
          <table:table-cell office:value-type="float" office:value="0.001718">
            <text:p>0.00171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number-columns-repeated="6"/>
          <table:table-cell office:value-type="float" office:value="0.001631">
            <text:p>0.00163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number-columns-repeated="6"/>
          <table:table-cell office:value-type="float" office:value="0.001548">
            <text:p>0.00154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number-columns-repeated="6"/>
          <table:table-cell office:value-type="float" office:value="0.00147">
            <text:p>0.0014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number-columns-repeated="6"/>
          <table:table-cell office:value-type="float" office:value="0.001395">
            <text:p>0.00139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number-columns-repeated="6"/>
          <table:table-cell office:value-type="float" office:value="0.001324">
            <text:p>0.00132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number-columns-repeated="6"/>
          <table:table-cell office:value-type="float" office:value="0.001257">
            <text:p>0.00125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number-columns-repeated="6"/>
          <table:table-cell office:value-type="float" office:value="0.001193">
            <text:p>0.001193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number-columns-repeated="6"/>
          <table:table-cell office:value-type="float" office:value="0.001132">
            <text:p>0.00113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number-columns-repeated="6"/>
          <table:table-cell office:value-type="float" office:value="0.001075">
            <text:p>0.00107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number-columns-repeated="6"/>
          <table:table-cell office:value-type="float" office:value="0.00102">
            <text:p>0.0010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number-columns-repeated="6"/>
          <table:table-cell office:value-type="float" office:value="0.000968">
            <text:p>0.00096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number-columns-repeated="6"/>
          <table:table-cell office:value-type="float" office:value="0.000919">
            <text:p>0.00091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number-columns-repeated="6"/>
          <table:table-cell office:value-type="float" office:value="0.000872">
            <text:p>0.00087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number-columns-repeated="6"/>
          <table:table-cell office:value-type="float" office:value="0.000828">
            <text:p>0.00082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number-columns-repeated="6"/>
          <table:table-cell office:value-type="float" office:value="0.000786">
            <text:p>0.00078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number-columns-repeated="6"/>
          <table:table-cell office:value-type="float" office:value="0.000746">
            <text:p>0.00074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6"/>
          <table:table-cell office:value-type="float" office:value="0.000708">
            <text:p>0.00070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number-columns-repeated="6"/>
          <table:table-cell office:value-type="float" office:value="0.000672">
            <text:p>0.00067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number-columns-repeated="6"/>
          <table:table-cell office:value-type="float" office:value="0.000638">
            <text:p>0.00063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number-columns-repeated="6"/>
          <table:table-cell office:value-type="float" office:value="0.000606">
            <text:p>0.00060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number-columns-repeated="6"/>
          <table:table-cell office:value-type="float" office:value="0.000575">
            <text:p>0.00057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number-columns-repeated="6"/>
          <table:table-cell office:value-type="float" office:value="0.000546">
            <text:p>0.000546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number-columns-repeated="6"/>
          <table:table-cell office:value-type="float" office:value="0.000518">
            <text:p>0.00051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number-columns-repeated="6"/>
          <table:table-cell office:value-type="float" office:value="0.000492">
            <text:p>0.00049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number-columns-repeated="6"/>
          <table:table-cell office:value-type="float" office:value="0.000467">
            <text:p>0.00046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number-columns-repeated="6"/>
          <table:table-cell office:value-type="float" office:value="0.000443">
            <text:p>0.00044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number-columns-repeated="6"/>
          <table:table-cell office:value-type="float" office:value="0.000421">
            <text:p>0.00042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number-columns-repeated="6"/>
          <table:table-cell office:value-type="float" office:value="0.000399">
            <text:p>0.000399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number-columns-repeated="6"/>
          <table:table-cell office:value-type="float" office:value="0.000379">
            <text:p>0.00037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number-columns-repeated="6"/>
          <table:table-cell office:value-type="float" office:value="0.00036">
            <text:p>0.0003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number-columns-repeated="6"/>
          <table:table-cell office:value-type="float" office:value="0.000341">
            <text:p>0.00034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number-columns-repeated="6"/>
          <table:table-cell office:value-type="float" office:value="0.000324">
            <text:p>0.000324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number-columns-repeated="6"/>
          <table:table-cell office:value-type="float" office:value="0.000308">
            <text:p>0.00030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number-columns-repeated="6"/>
          <table:table-cell office:value-type="float" office:value="0.000292">
            <text:p>0.00029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number-columns-repeated="6"/>
          <table:table-cell office:value-type="float" office:value="0.000277">
            <text:p>0.00027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number-columns-repeated="6"/>
          <table:table-cell office:value-type="float" office:value="0.000263">
            <text:p>0.00026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number-columns-repeated="6"/>
          <table:table-cell office:value-type="float" office:value="0.00025">
            <text:p>0.0002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number-columns-repeated="6"/>
          <table:table-cell office:value-type="float" office:value="0.000237">
            <text:p>0.00023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number-columns-repeated="6"/>
          <table:table-cell office:value-type="float" office:value="0.000225">
            <text:p>0.00022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number-columns-repeated="6"/>
          <table:table-cell office:value-type="float" office:value="0.000214">
            <text:p>0.000214</text:p>
          </table:table-cell>
        </table:table-row>
      </table:table>
      <table:table table:name="HITS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81876.846554">
            <text:p>281876.846554</text:p>
          </table:table-cell>
          <table:table-cell office:value-type="float" office:value="281591.292605">
            <text:p>281591.292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75384">
            <text:p>20.75384</text:p>
          </table:table-cell>
          <table:table-cell office:value-type="float" office:value="280.056506">
            <text:p>280.0565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.658164">
            <text:p>26.658164</text:p>
          </table:table-cell>
          <table:table-cell office:value-type="float" office:value="61.865894">
            <text:p>61.8658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88446">
            <text:p>2.588446</text:p>
          </table:table-cell>
          <table:table-cell office:value-type="float" office:value="64.054657">
            <text:p>64.0546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871577">
            <text:p>3.871577</text:p>
          </table:table-cell>
          <table:table-cell office:value-type="float" office:value="15.820207">
            <text:p>15.8202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27318">
            <text:p>0.727318</text:p>
          </table:table-cell>
          <table:table-cell office:value-type="float" office:value="20.663089">
            <text:p>20.6630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219822">
            <text:p>1.219822</text:p>
          </table:table-cell>
          <table:table-cell office:value-type="float" office:value="4.99221">
            <text:p>4.992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46052">
            <text:p>0.246052</text:p>
          </table:table-cell>
          <table:table-cell office:value-type="float" office:value="8.259747">
            <text:p>8.2597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7005">
            <text:p>0.47005</text:p>
          </table:table-cell>
          <table:table-cell office:value-type="float" office:value="1.908965">
            <text:p>1.9089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787">
            <text:p>0.09787</text:p>
          </table:table-cell>
          <table:table-cell office:value-type="float" office:value="3.774086">
            <text:p>3.7740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207296">
            <text:p>0.207296</text:p>
          </table:table-cell>
          <table:table-cell office:value-type="float" office:value="0.840629">
            <text:p>0.8406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43924">
            <text:p>0.043924</text:p>
          </table:table-cell>
          <table:table-cell office:value-type="float" office:value="1.845831">
            <text:p>1.8458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932">
            <text:p>0.09932</text:p>
          </table:table-cell>
          <table:table-cell office:value-type="float" office:value="0.403294">
            <text:p>0.40329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1245">
            <text:p>0.021245</text:p>
          </table:table-cell>
          <table:table-cell office:value-type="float" office:value="0.933719">
            <text:p>0.93371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49786">
            <text:p>0.049786</text:p>
          </table:table-cell>
          <table:table-cell office:value-type="float" office:value="0.202481">
            <text:p>0.2024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0702">
            <text:p>0.010702</text:p>
          </table:table-cell>
          <table:table-cell office:value-type="float" office:value="0.480654">
            <text:p>0.48065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25531">
            <text:p>0.025531</text:p>
          </table:table-cell>
          <table:table-cell office:value-type="float" office:value="0.103964">
            <text:p>0.1039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5503">
            <text:p>0.005503</text:p>
          </table:table-cell>
          <table:table-cell office:value-type="float" office:value="0.249635">
            <text:p>0.24963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13239">
            <text:p>0.013239</text:p>
          </table:table-cell>
          <table:table-cell office:value-type="float" office:value="0.053954">
            <text:p>0.0539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857">
            <text:p>0.002857</text:p>
          </table:table-cell>
          <table:table-cell office:value-type="float" office:value="0.13023">
            <text:p>0.1302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6903">
            <text:p>0.006903</text:p>
          </table:table-cell>
          <table:table-cell office:value-type="float" office:value="0.028142">
            <text:p>0.0281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1491">
            <text:p>0.001491</text:p>
          </table:table-cell>
          <table:table-cell office:value-type="float" office:value="0.068088">
            <text:p>0.06808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3608">
            <text:p>0.003608</text:p>
          </table:table-cell>
          <table:table-cell office:value-type="float" office:value="0.014714">
            <text:p>0.0147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78">
            <text:p>0.00078</text:p>
          </table:table-cell>
          <table:table-cell office:value-type="float" office:value="0.035638">
            <text:p>0.0356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889">
            <text:p>0.001889</text:p>
          </table:table-cell>
          <table:table-cell office:value-type="float" office:value="0.007702">
            <text:p>0.00770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0408">
            <text:p>0.000408</text:p>
          </table:table-cell>
          <table:table-cell office:value-type="float" office:value="0.018663">
            <text:p>0.01866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00989">
            <text:p>0.000989</text:p>
          </table:table-cell>
          <table:table-cell office:value-type="float" office:value="0.004034">
            <text:p>0.00403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00214">
            <text:p>0.000214</text:p>
          </table:table-cell>
          <table:table-cell office:value-type="float" office:value="0.009777">
            <text:p>0.00977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dasoro Agustina</meta:initial-creator>
    <meta:creation-date>2014-10-10T17:16:50</meta:creation-date>
    <meta:generator>LibreOffice/3.5$Linux_X86_64 LibreOffice_project/350m1$Build-2</meta:generator>
    <dc:date>2014-10-10T17:27:19</dc:date>
    <dc:creator>Aldasoro Agustina</dc:creator>
    <meta:editing-duration>P0D</meta:editing-duration>
    <meta:editing-cycles>1</meta:editing-cycles>
    <meta:document-statistic meta:table-count="3" meta:cell-count="959" meta:object-count="0"/>
  </office:meta>
</office:document-meta>
</file>